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 style:shadow="none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-top="0.05pt solid #000000" fo:border-left="0.05pt solid #000000" fo:border-right="0.05pt solid #000000" fo:padding="0.097cm" fo:border-bottom="none"/>
    </style:style>
    <style:style style:name="Table3.2" style:family="table-row">
      <style:table-row-properties style:min-row-height="0.624cm"/>
    </style:style>
    <style:style style:name="Table3.A2" style:family="table-cell">
      <style:table-cell-properties fo:border-top="none" fo:border-left="0.05pt solid #000000" fo:border-right="0.05pt solid #000000" fo:padding="0.097cm" fo:border-bottom="none"/>
    </style:style>
    <style:style style:name="Table4" style:family="table">
      <style:table-properties table:align="margins" style:width="17cm" style:shadow="none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-top="none" fo:border-left="0.05pt solid #000000" fo:border-right="0.05pt solid #000000" fo:padding="0.097cm" fo:border-bottom="none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4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text-properties officeooo:paragraph-rsid="0096602b" style:font-size-asian="12pt" style:font-name="Arial" fo:font-size="12pt" style:font-size-complex="12pt"/>
    </style:style>
    <style:style style:name="P32" style:parent-style-name="Standard" style:family="paragraph">
      <style:text-properties officeooo:paragraph-rsid="0099e762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style:font-size-asian="9pt" style:font-name="Verdana" style:font-size-complex="9pt" officeooo:rsid="0096602b" style:font-name-asian="Times New Roman1" fo:font-size="9pt" style:font-weight-asian="bold" style:font-weight-complex="bold" fo:color="#17365d" style:font-name-complex="Times New Roman1"/>
    </style:style>
    <style:style style:name="T14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5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6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7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8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9" style:family="text">
      <style:text-properties officeooo:rsid="002fbab9"/>
    </style:style>
    <style:style style:name="T20" style:family="text">
      <style:text-properties officeooo:rsid="0037a5a6"/>
    </style:style>
    <style:style style:name="T21" style:family="text">
      <style:text-properties officeooo:rsid="0040ce69"/>
    </style:style>
    <style:style style:name="T22" style:family="text">
      <style:text-properties officeooo:rsid="00496279"/>
    </style:style>
    <style:style style:name="T23" style:family="text">
      <style:text-properties officeooo:rsid="005a73d7"/>
    </style:style>
    <style:style style:name="T24" style:family="text">
      <style:text-properties officeooo:rsid="008550cb"/>
    </style:style>
    <style:style style:name="T25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7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8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1"><text:span text:style-name="T18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2"><text:span text:style-name="T18">Proyecto-Código</text:span><text:span text:style-name="T3">: <text:s/></text:span><text:span text:style-name="T5">Línea base Cordillera</text:span><text:span text:style-name="T5"> </text:span>: <text:span text:style-name="T5">DIC034-C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2"><text:span text:style-name="T18">Solicitado por</text:span><text:span text:style-name="T3">: </text:span><text:span text:style-name="T4">Marta Martin</text:span></text:p>
          </table:table-cell>
          <table:table-cell office:value-type="string" table:style-name="Table1.A1">
            <text:p text:style-name="P22"><text:span text:style-name="T18">Fecha de Solicitud</text:span><text:span text:style-name="T3">: </text:span><text:span text:style-name="T4">09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3"><text:span text:style-name="T18">Fecha de entrega material</text:span><text:span text:style-name="T3">: </text:span><text:span text:style-name="T4"/></text:p>
          </table:table-cell>
          <table:covered-table-cell/>
        </table:table-row>
      </table:table>
      <text:p text:style-name="P17"/>
      <text:section text:style-name="Sect1" text:name="Section Matriz 1">
        <text:p text:style-name="P31"/>
        <text:p text:style-name="P31"><text:span text:style-name="T8"/><text:change-end text:change-id="ct155056384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Agua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lcalin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rsénic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ar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i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o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dm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lc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lorur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alt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re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r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Fósfo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Hier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Lit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gne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nganes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olibden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quel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rtofos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l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ota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alin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ílic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d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lidos totales suspendid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ul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emperatura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urbidez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Zinc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2;JU-3;SN-1;SN-2;RE-1;RE-2;YA-1;YA-2;YA-3;CH-1;CH-2;CH-3;CH-4;CH-5;ACH-1;ACH-2;HUI-1;HUI-2;HUI-3;HUI-4;HUI-5;HUI-6;SI-1;CU-1;CU-2;CO-1;CO-2_(T5);CO-3_(T6);CO-4_(T1);VM1;VM2;VM3;VM4;VM5;J0;J1;J2;J3;J4;J5;J6;T3;T4;AL-1;AL-2;AL-3;AL-4;MP-1;MP-2;MP-3;MP-4;MP-5;MP-6;CY-1;CY-2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  <text:p text:style-name="P32"><office:annotation-end office:name="__Annotation__13096_1615771658"/></text:p>
      </text:section>
      <text:section text:style-name="Sect1" text:name="Section Matriz 1">
        <text:p text:style-name="P31"/>
        <text:p text:style-name="P31"><text:span text:style-name="T8"/><text:change-end text:change-id="ct155056384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Sedimento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39</text:p>
            </table:table-cell>
            <table:table-cell office:value-type="string" table:style-name="Table2.B2">
              <text:p text:style-name="P3">Potencial redox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3;SN-1;RE-1;YA-1;YA-3;CH-2;CH-4;ACH-1;HUI-1;HUI-2;HUI-3;HUI-4;HUI-5;HUI-6;SI-1;CU-1;CO-1;CO-3_(T6);VM1;VM2;VM3;VM4;VM5;J0;J1;J2;J3;J4;J5;J6;T3;T4;AL-1;AL-4;MP-1;MP-3;MP-6;CY-1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32"><office:annotation-end office:name="__Annotation__13096_1615771658"/></text:p>
      </text:section>
      <text:p text:style-name="P19"/>
      <text:section text:style-name="Sect1" text:name="Section Equipos">
        <text:p text:style-name="P30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Electrodo de potencial redox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Core PVC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Pala de tefló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Turbidímetro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Bomba de filtrado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2" meta:non-whitespace-character-count="905"/>
  </office:meta>
</office:document-meta>
</file>